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office:automatic-styles>
  <office:body>
    <office:text text:use-soft-page-breaks="true">
      <text:p text:style-name="P1">Problem statement</text:p>
      <text:p text:style-name="P2">Intro:</text:p>
      <text:p text:style-name="Normal"><text:tab/>It is a secret to none that we, as human beings, have entered a race for automation in basically every possible field of activity, from agriculture to writing code and the reason is not that hard to intuit: comfort.<text:s/>It is<text:s/>scientifically<text:s/>proven that the easier the task is to complete, the more<text:s/>likeliness<text:s/>to proceed in doing it. Right now it could be a pain to try to buy an online ticket, track your train online, find out if it has delay, cancel a ride and so on. Not only the web application for CFR is<text:s/>unintuitive, but you don’t have all the functionalities<text:s/>previously mentioned present in just one web application forcing you to use multiple web platforms for specific tasks.</text:p>
      <text:p text:style-name="Normal"><text:tab/></text:p>
      <text:p text:style-name="P3">Background:</text:p>
      <text:p text:style-name="Normal"><text:tab/>As it can be found in CFR annual statement for 2021, their services are on an uptrend, reporting a growth of 13% in people transportation compared to the previous year. It’s not very clear where this growth is coming from, but it’s quite easy to guess what could be its demise: not keeping up with the automation trend. If the Covid-19 pandemic have taught us something, is that you don’t have to be physically present to do certain things and that automation is the future (unfortunately for romanian bureaucracy). There are a lot more issues with CFR in general – for example, in 2018, the trains had delays of 6 years -, but we will not focus on these, instead I will try to shift the attention on the matter at hand: we need a “good”-simple to use – all in one application for transportation services provided by CFR(or any transportation services provider company).</text:p>
      <text:p text:style-name="P4">Importance:</text:p>
      <text:p text:style-name="Normal"><text:tab/>An old business paradigm says that : ”Acquiring a new customer can cost five times more than retaining an existing customer”, so we should first focus on pleasing the customers. There are a lot of complaints about train companies services, but the most common is about the train delays. While our solution doesn’t solve the problem entirely, at least it alleviates it. Being easy to track you train and see that it has delay or even receiving a SMS on your phone when the delay is surpassing a certain<text:s/>threshold<text:s/>could be a big life saver, not making you wait one hour in station in a freezing winter. Being user friendly and easy to use, the<text:s/>soft could attract older generation to engage in using it, making the purchase of a ticket much more facile for them. Also, the current application doesn’t let you buy a ticket with less than 6 hours left before the departure (just why!?), making it really unreliable for last minute decisions.</text:p>
      <text:p text:style-name="Normal"/>
      <text:p text:style-name="P5">Objectiv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halceacosmingeorge@gmail.com</meta:initial-creator>
    <dc:creator>mihalceacosmingeorge@gmail.com</dc:creator>
    <meta:creation-date>2022-11-25T18:40:00Z</meta:creation-date>
    <dc:date>2022-11-25T18:40:00Z</dc:date>
    <meta:template xlink:href="Normal" xlink:type="simple"/>
    <meta:editing-cycles>2</meta:editing-cycles>
    <meta:editing-duration>PT60S</meta:editing-duration>
    <meta:document-statistic meta:page-count="1" meta:paragraph-count="5" meta:word-count="381" meta:character-count="2552" meta:row-count="18" meta:non-whitespace-character-count="2176"/>
  </office:meta>
</office:document-meta>
</file>